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text-line-through-style="solid"/>
    </style:style>
    <style:style style:name="P2" style:family="paragraph" style:parent-style-name="Text_20_body" style:list-style-name="L2">
      <style:text-properties style:text-line-through-style="solid"/>
    </style:style>
    <style:style style:name="P3" style:family="paragraph" style:parent-style-name="Text_20_body" style:list-style-name="L4">
      <style:text-properties style:text-line-through-style="solid"/>
    </style:style>
    <style:style style:name="P4" style:family="paragraph" style:parent-style-name="Text_20_body" style:list-style-name="L5">
      <style:text-properties style:text-line-through-style="solid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atafile backend:</text:h>
      <text:h text:style-name="Heading_20_2" text:outline-level="2">Core:</text:h>
      <text:list xml:id="list1230199750" text:style-name="L1">
        <text:list-item>
          <text:p text:style-name="P1">Flyt TAG til lige efter NAME.</text:p>
        </text:list-item>
        <text:list-item>
          <text:p text:style-name="P1">Lefttrim feltnavne ved txt import.</text:p>
        </text:list-item>
        <text:list-item>
          <text:p text:style-name="P1">Udskift mellemrum med “_”</text:p>
        </text:list-item>
        <text:list-item>
          <text:p text:style-name="P1">Automatic vs. First implementeres i txt import.</text:p>
        </text:list-item>
      </text:list>
      <text:h text:style-name="Heading_20_2" text:outline-level="2">Grundlæggende fkt'er:</text:h>
      <text:list xml:id="list287238791" text:style-name="L2">
        <text:list-item>
          <text:p text:style-name="P2">Automatic vs. Fist implementeres i “nyt felt” dialogen.</text:p>
        </text:list-item>
        <text:list-item>
          <text:p text:style-name="P2">Tillad ikke “undock” af komponenter. Heller ikke til anden design form.</text:p>
        </text:list-item>
        <text:list-item>
          <text:p text:style-name="P2">Opdaterings skema for edit/label komponenter strømlines.</text:p>
        </text:list-item>
        <text:list-item>
          <text:p text:style-name="P2">Omskrivning af import/load rutinerne til bedre support af placering af komponenter.</text:p>
        </text:list-item>
        <text:list-item>
          <text:p text:style-name="P2">Ved save skal felter rækkefølgen gemmes efter den visuelle præsentation.</text:p>
        </text:list-item>
      </text:list>
      <text:h text:style-name="Heading_20_2" text:outline-level="2">Fintuning:</text:h>
      <text:list xml:id="list1700882843" text:style-name="L3">
        <text:list-item>
          <text:p text:style-name="P5">Default værdier ved oprettelse af enkeltstående nyt felt (dvs. ikke ved indlæs datastruktur) på datafile der indeholder data.</text:p>
        </text:list-item>
      </text:list>
      <text:h text:style-name="Heading_20_1" text:outline-level="1">Visuel Dataform:</text:h>
      <text:h text:style-name="Heading_20_2" text:outline-level="2">Grundlæggende fkt'er:</text:h>
      <text:list xml:id="list2160332757" text:style-name="L4">
        <text:list-item>
          <text:p text:style-name="P3">Toolbar til felter, osv. skal forblive på toppen af skærmen.</text:p>
        </text:list-item>
        <text:list-item>
          <text:p text:style-name="P3">Fjern “tomt rum” mellem felter. Er (Ynext &gt; Yprev + Line Height), ja =&gt; Ynext := <text:s/>Yprev + Line Height, nej =&gt; forsæt.</text:p>
        </text:list-item>
        <text:list-item>
          <text:p text:style-name="P3">Brug “default right position”, når der importeres datafiler, til at aligne efter (hvis der er plads nok).</text:p>
        </text:list-item>
        <text:list-item>
          <text:p text:style-name="P6">Shortcut:</text:p>
          <text:list>
            <text:list-item>
              <text:p text:style-name="P3">Shortcut aktiverer kun den aktuelle frame/page</text:p>
            </text:list-item>
            <text:list-item>
              <text:p text:style-name="P3">Shift+F(2-6): opretter nyt felt uden pop-up form.</text:p>
            </text:list-item>
            <text:list-item>
              <text:p text:style-name="P3">Ctrl+N: Opretter ny dataform</text:p>
            </text:list-item>
          </text:list>
        </text:list-item>
        <text:list-item>
          <text:p text:style-name="P3">Ved load fra filer skal feltbredde tilpasses felt længden.</text:p>
        </text:list-item>
      </text:list>
      <text:h text:style-name="Heading_20_2" text:outline-level="2">Fintuning:</text:h>
      <text:list xml:id="list1185706208" text:style-name="L5">
        <text:list-item>
          <text:p text:style-name="P7">Håndtering af font-ændringer.</text:p>
        </text:list-item>
        <text:list-item>
          <text:p text:style-name="P4">Undgå opdatering af dataform når der indlæses filer (se fx. Monsterfil.rec).</text:p>
        </text:list-item>
        <text:list-item>
          <text:p text:style-name="P4">Progressbar flyttes til statusbar</text:p>
        </text:list-item>
        <text:list-item>
          <text:p text:style-name="P7">Statusbar indhold:</text:p>
          <text:list>
            <text:list-item>
              <text:p text:style-name="P4">Fields: x, Records: y</text:p>
            </text:list-item>
            <text:list-item>
              <text:p text:style-name="P4">Mouse (x,y)</text:p>
            </text:list-item>
            <text:list-item>
              <text:p text:style-name="P7">Default mappe</text:p>
            </text:list-item>
          </text:list>
        </text:list-item>
        <text:list-item>
          <text:p text:style-name="P7">Mouse-over på tabsheet viser filnavn med komplet sti.</text:p>
        </text:list-item>
        <text:list-item>
          <text:p text:style-name="P4">Mouse-over på felt viser værdier.</text:p>
        </text:list-item>
      </text:list>
      <text:h text:style-name="Heading_20_1" text:outline-level="1">Kendte fejl:</text:h>
      <text:list xml:id="list1210372443" text:style-name="L6">
        <text:list-item>
          <text:p text:style-name="P8">Edit felter får autotisk markeret teksten efter flytning af felt og musen bevæger sig hen over.</text:p>
        </text:list-item>
        <text:list-item>
          <text:p text:style-name="P8">Ved kun et felt på formen virker docking ikke korrek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1665in" fo:margin-bottom="0.0835in" style:page-number="auto" fo:keep-with-next="always"/>
      <style:text-properties style:font-name="Arial" fo:font-size="115%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15%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1T12:28:18</meta:creation-date>
    <dc:date>2009-12-17T15:19:31</dc:date>
    <meta:editing-duration>PT86H00M07S</meta:editing-duration>
    <meta:editing-cycles>27</meta:editing-cycles>
    <meta:generator>OpenOffice.org/3.0$Unix OpenOffice.org_project/300m15$Build-9379</meta:generator>
    <meta:print-date>2009-12-09T14:29:05</meta:print-date>
    <meta:document-statistic meta:table-count="0" meta:image-count="0" meta:object-count="0" meta:page-count="1" meta:paragraph-count="37" meta:word-count="277" meta:character-count="1646"/>
    <meta:user-defined meta:name="Info 1"/>
    <meta:user-defined meta:name="Info 2"/>
    <meta:user-defined meta:name="Info 3"/>
    <meta:user-defined meta:name="Info 4"/>
  </office:meta>
</office:document-meta>
</file>